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3" style:family="graphic" style:parent-style-name="standard">
      <style:graphic-properties draw:fill-color="#c5000b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22cm" svg:height="6.387cm" svg:x="2.539cm" svg:y="1.4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16.034cm" svg:height="6.4cm" svg:x="3.503cm" svg:y="1.4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3:33:32.896222622</dc:date>
    <dc:creator>elucterio </dc:creator>
    <meta:editing-duration>PT42M12S</meta:editing-duration>
    <meta:editing-cycles>14</meta:editing-cycles>
    <meta:generator>LibreOffice/4.2.8.2$Linux_X86_64 LibreOffice_project/420m0$Build-2</meta:generator>
    <meta:document-statistic meta:object-count="112"/>
  </office:meta>
</office:document-meta>
</file>